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Strike Price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table:formula="of:=[.A2]+10" office:value-type="float" office:value="310">
            <text:p>310</text:p>
          </table:table-cell>
        </table:table-row>
        <table:table-row table:style-name="ro1">
          <table:table-cell table:formula="of:=[.A3]+10" office:value-type="float" office:value="320">
            <text:p>320</text:p>
          </table:table-cell>
        </table:table-row>
        <table:table-row table:style-name="ro1">
          <table:table-cell table:formula="of:=[.A4]+10" office:value-type="float" office:value="330">
            <text:p>330</text:p>
          </table:table-cell>
        </table:table-row>
        <table:table-row table:style-name="ro1">
          <table:table-cell table:formula="of:=[.A5]+10" office:value-type="float" office:value="340">
            <text:p>340</text:p>
          </table:table-cell>
        </table:table-row>
        <table:table-row table:style-name="ro1">
          <table:table-cell table:formula="of:=[.A6]+10" office:value-type="float" office:value="350">
            <text:p>350</text:p>
          </table:table-cell>
        </table:table-row>
        <table:table-row table:style-name="ro1">
          <table:table-cell table:formula="of:=[.A7]+10" office:value-type="float" office:value="360">
            <text:p>360</text:p>
          </table:table-cell>
        </table:table-row>
        <table:table-row table:style-name="ro1">
          <table:table-cell table:formula="of:=[.A8]+10" office:value-type="float" office:value="370">
            <text:p>370</text:p>
          </table:table-cell>
        </table:table-row>
        <table:table-row table:style-name="ro1">
          <table:table-cell table:formula="of:=[.A9]+10" office:value-type="float" office:value="380">
            <text:p>380</text:p>
          </table:table-cell>
        </table:table-row>
        <table:table-row table:style-name="ro1">
          <table:table-cell table:formula="of:=[.A10]+10" office:value-type="float" office:value="390">
            <text:p>390</text:p>
          </table:table-cell>
        </table:table-row>
        <table:table-row table:style-name="ro1">
          <table:table-cell table:formula="of:=[.A11]+10" office:value-type="float" office:value="400">
            <text:p>400</text:p>
          </table:table-cell>
        </table:table-row>
        <table:table-row table:style-name="ro1">
          <table:table-cell table:formula="of:=[.A12]+10" office:value-type="float" office:value="410">
            <text:p>410</text:p>
          </table:table-cell>
        </table:table-row>
        <table:table-row table:style-name="ro1">
          <table:table-cell table:formula="of:=[.A13]+10" office:value-type="float" office:value="420">
            <text:p>420</text:p>
          </table:table-cell>
        </table:table-row>
        <table:table-row table:style-name="ro1">
          <table:table-cell table:formula="of:=[.A14]+10" office:value-type="float" office:value="430">
            <text:p>430</text:p>
          </table:table-cell>
        </table:table-row>
        <table:table-row table:style-name="ro1">
          <table:table-cell table:formula="of:=[.A15]+10" office:value-type="float" office:value="440">
            <text:p>440</text:p>
          </table:table-cell>
        </table:table-row>
        <table:table-row table:style-name="ro1">
          <table:table-cell table:formula="of:=[.A16]+10" office:value-type="float" office:value="450">
            <text:p>450</text:p>
          </table:table-cell>
        </table:table-row>
        <table:table-row table:style-name="ro1">
          <table:table-cell table:formula="of:=[.A17]+10" office:value-type="float" office:value="460">
            <text:p>460</text:p>
          </table:table-cell>
        </table:table-row>
        <table:table-row table:style-name="ro1">
          <table:table-cell table:formula="of:=[.A18]+10" office:value-type="float" office:value="470">
            <text:p>470</text:p>
          </table:table-cell>
        </table:table-row>
        <table:table-row table:style-name="ro1">
          <table:table-cell table:formula="of:=[.A19]+10" office:value-type="float" office:value="480">
            <text:p>480</text:p>
          </table:table-cell>
        </table:table-row>
        <table:table-row table:style-name="ro1">
          <table:table-cell table:formula="of:=[.A20]+10" office:value-type="float" office:value="490">
            <text:p>490</text:p>
          </table:table-cell>
        </table:table-row>
        <table:table-row table:style-name="ro1">
          <table:table-cell table:formula="of:=[.A21]+10" office:value-type="float" office:value="500">
            <text:p>500</text:p>
          </table:table-cell>
        </table:table-row>
        <table:table-row table:style-name="ro1">
          <table:table-cell table:formula="of:=[.A22]+10" office:value-type="float" office:value="510">
            <text:p>510</text:p>
          </table:table-cell>
        </table:table-row>
        <table:table-row table:style-name="ro1">
          <table:table-cell table:formula="of:=[.A23]+10" office:value-type="float" office:value="520">
            <text:p>520</text:p>
          </table:table-cell>
        </table:table-row>
        <table:table-row table:style-name="ro1">
          <table:table-cell table:formula="of:=[.A24]+10" office:value-type="float" office:value="530">
            <text:p>53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all option</text:p>
          </table:table-cell>
          <table:table-cell table:number-columns-repeated="2"/>
          <table:table-cell office:value-type="string">
            <text:p>Close price on expiry </text:p>
          </table:table-cell>
          <table:table-cell office:value-type="string">
            <text:p>Net Pay off From call</text:p>
          </table:table-cell>
          <table:table-cell office:value-type="string">
            <text:p>Net pay off stock</text:p>
          </table:table-cell>
          <table:table-cell office:value-type="string">
            <text:p>Call Gain %</text:p>
          </table:table-cell>
          <table:table-cell office:value-type="string">
            <text:p>Stock Gain %</text:p>
          </table:table-cell>
          <table:table-cell/>
        </table:table-row>
        <table:table-row table:style-name="ro1">
          <table:table-cell table:style-name="ce1" office:value-type="string">
            <text:p>Current Price</text:p>
          </table:table-cell>
          <table:table-cell office:value-type="float" office:value="4191.1">
            <text:p>4191.1</text:p>
          </table:table-cell>
          <table:table-cell/>
          <table:table-cell office:value-type="float" office:value="4100">
            <text:p>4100</text:p>
          </table:table-cell>
          <table:table-cell table:formula="of:=IF([.D2] &lt;[.$B$6]; [.$B$4] * -1; [.D2]-[.$B$6])" office:value-type="float" office:value="-36.35">
            <text:p>-36.35</text:p>
          </table:table-cell>
          <table:table-cell table:formula="of:=[.D2]-[.$B$2]" office:value-type="float" office:value="-91.1000000000004">
            <text:p>-91.1</text:p>
          </table:table-cell>
          <table:table-cell table:formula="of:=ROUND(([.E2]/[.$B$4]) * 100;2)" office:value-type="float" office:value="-100">
            <text:p>-100</text:p>
          </table:table-cell>
          <table:table-cell table:formula="of:=ROUND(([.F2]/[.$B$2]) * 100;2)" office:value-type="float" office:value="-2.17">
            <text:p>-2.17</text:p>
          </table:table-cell>
          <table:table-cell table:formula="of:=[.G2]/[.H2]" office:value-type="float" office:value="46.0829493087558">
            <text:p>46.0829493088</text:p>
          </table:table-cell>
        </table:table-row>
        <table:table-row table:style-name="ro1">
          <table:table-cell office:value-type="string">
            <text:p>strike price</text:p>
          </table:table-cell>
          <table:table-cell office:value-type="float" office:value="4600">
            <text:p>4600</text:p>
          </table:table-cell>
          <table:table-cell/>
          <table:table-cell office:value-type="float" office:value="4300">
            <text:p>4300</text:p>
          </table:table-cell>
          <table:table-cell table:formula="of:=IF([.D3] &lt;[.$B$6]; [.$B$4] * -1; [.D3]-[.$B$6])" office:value-type="float" office:value="-36.35">
            <text:p>-36.35</text:p>
          </table:table-cell>
          <table:table-cell table:formula="of:=[.D3]-[.$B$2]" office:value-type="float" office:value="108.9">
            <text:p>108.9</text:p>
          </table:table-cell>
          <table:table-cell table:formula="of:=ROUND(([.E3]/[.$B$4]) * 100;2)" office:value-type="float" office:value="-100">
            <text:p>-100</text:p>
          </table:table-cell>
          <table:table-cell table:formula="of:=ROUND(([.F3]/[.$B$2]) * 100;2)" office:value-type="float" office:value="2.6">
            <text:p>2.6</text:p>
          </table:table-cell>
          <table:table-cell table:formula="of:=[.G3]/[.H3]" office:value-type="float" office:value="-38.4615384615385">
            <text:p>-38.4615384615</text:p>
          </table:table-cell>
        </table:table-row>
        <table:table-row table:style-name="ro1">
          <table:table-cell office:value-type="string">
            <text:p>Premium</text:p>
          </table:table-cell>
          <table:table-cell office:value-type="float" office:value="36.35">
            <text:p>36.35</text:p>
          </table:table-cell>
          <table:table-cell/>
          <table:table-cell office:value-type="float" office:value="4500">
            <text:p>4500</text:p>
          </table:table-cell>
          <table:table-cell table:formula="of:=IF([.D4] &lt;[.$B$6]; [.$B$4] * -1; [.D4]-[.$B$6])" office:value-type="float" office:value="-36.35">
            <text:p>-36.35</text:p>
          </table:table-cell>
          <table:table-cell table:formula="of:=[.D4]-[.$B$2]" office:value-type="float" office:value="308.9">
            <text:p>308.9</text:p>
          </table:table-cell>
          <table:table-cell table:formula="of:=ROUND(([.E4]/[.$B$4]) * 100;2)" office:value-type="float" office:value="-100">
            <text:p>-100</text:p>
          </table:table-cell>
          <table:table-cell table:formula="of:=ROUND(([.F4]/[.$B$2]) * 100;2)" office:value-type="float" office:value="7.37">
            <text:p>7.37</text:p>
          </table:table-cell>
          <table:table-cell table:formula="of:=[.G4]/[.H4]" office:value-type="float" office:value="-13.5685210312076">
            <text:p>-13.5685210312</text:p>
          </table:table-cell>
        </table:table-row>
        <table:table-row table:style-name="ro1">
          <table:table-cell table:number-columns-repeated="3"/>
          <table:table-cell office:value-type="float" office:value="4636.35">
            <text:p>4636.35</text:p>
          </table:table-cell>
          <table:table-cell table:formula="of:=IF([.D5] &lt;[.$B$6]; [.$B$4] * -1; [.D5]-[.$B$6])" office:value-type="float" office:value="0">
            <text:p>0</text:p>
          </table:table-cell>
          <table:table-cell table:formula="of:=[.D5]-[.$B$2]" office:value-type="float" office:value="445.25">
            <text:p>445.25</text:p>
          </table:table-cell>
          <table:table-cell table:formula="of:=ROUND(([.E5]/[.$B$4]) * 100;2)" office:value-type="float" office:value="0">
            <text:p>0</text:p>
          </table:table-cell>
          <table:table-cell table:formula="of:=ROUND(([.F5]/[.$B$2]) * 100;2)" office:value-type="float" office:value="10.62">
            <text:p>10.62</text:p>
          </table:table-cell>
          <table:table-cell table:formula="of:=[.G5]/[.H5]" office:value-type="float" office:value="0">
            <text:p>0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f:=[.B4]+[.B3]" office:value-type="float" office:value="4636.35">
            <text:p>4636.35</text:p>
          </table:table-cell>
          <table:table-cell/>
          <table:table-cell office:value-type="float" office:value="4700">
            <text:p>4700</text:p>
          </table:table-cell>
          <table:table-cell table:formula="of:=IF([.D6] &lt;[.$B$6]; [.$B$4] * -1; [.D6]-[.$B$6])" office:value-type="float" office:value="63.6499999999996">
            <text:p>63.65</text:p>
          </table:table-cell>
          <table:table-cell table:formula="of:=[.D6]-[.$B$2]" office:value-type="float" office:value="508.9">
            <text:p>508.9</text:p>
          </table:table-cell>
          <table:table-cell table:formula="of:=ROUND(([.E6]/[.$B$4]) * 100;2)" office:value-type="float" office:value="175.1">
            <text:p>175.1</text:p>
          </table:table-cell>
          <table:table-cell table:formula="of:=ROUND(([.F6]/[.$B$2]) * 100;2)" office:value-type="float" office:value="12.14">
            <text:p>12.14</text:p>
          </table:table-cell>
          <table:table-cell table:formula="of:=[.G6]/[.H6]" office:value-type="float" office:value="14.4233937397035">
            <text:p>14.4233937397</text:p>
          </table:table-cell>
        </table:table-row>
        <table:table-row table:style-name="ro1">
          <table:table-cell table:number-columns-repeated="3"/>
          <table:table-cell office:value-type="float" office:value="4900">
            <text:p>4900</text:p>
          </table:table-cell>
          <table:table-cell table:formula="of:=IF([.D7] &lt;[.$B$6]; [.$B$4] * -1; [.D7]-[.$B$6])" office:value-type="float" office:value="263.65">
            <text:p>263.65</text:p>
          </table:table-cell>
          <table:table-cell table:formula="of:=[.D7]-[.$B$2]" office:value-type="float" office:value="708.9">
            <text:p>708.9</text:p>
          </table:table-cell>
          <table:table-cell table:formula="of:=ROUND(([.E7]/[.$B$4]) * 100;2)" office:value-type="float" office:value="725.31">
            <text:p>725.31</text:p>
          </table:table-cell>
          <table:table-cell table:formula="of:=ROUND(([.F7]/[.$B$2]) * 100;2)" office:value-type="float" office:value="16.91">
            <text:p>16.91</text:p>
          </table:table-cell>
          <table:table-cell table:formula="of:=[.G7]/[.H7]" office:value-type="float" office:value="42.8923713778829">
            <text:p>42.8923713779</text:p>
          </table:table-cell>
        </table:table-row>
        <table:table-row table:style-name="ro1">
          <table:table-cell table:number-columns-repeated="3"/>
          <table:table-cell office:value-type="float" office:value="5100">
            <text:p>5100</text:p>
          </table:table-cell>
          <table:table-cell table:formula="of:=IF([.D8] &lt;[.$B$6]; [.$B$4] * -1; [.D8]-[.$B$6])" office:value-type="float" office:value="463.65">
            <text:p>463.65</text:p>
          </table:table-cell>
          <table:table-cell table:formula="of:=[.D8]-[.$B$2]" office:value-type="float" office:value="908.9">
            <text:p>908.9</text:p>
          </table:table-cell>
          <table:table-cell table:formula="of:=ROUND(([.E8]/[.$B$4]) * 100;2)" office:value-type="float" office:value="1275.52">
            <text:p>1275.52</text:p>
          </table:table-cell>
          <table:table-cell table:formula="of:=ROUND(([.F8]/[.$B$2]) * 100;2)" office:value-type="float" office:value="21.69">
            <text:p>21.69</text:p>
          </table:table-cell>
          <table:table-cell table:formula="of:=[.G8]/[.H8]" office:value-type="float" office:value="58.8068234209313">
            <text:p>58.8068234209</text:p>
          </table:table-cell>
        </table:table-row>
        <table:table-row table:style-name="ro1">
          <table:table-cell table:number-columns-repeated="3"/>
          <table:table-cell office:value-type="float" office:value="5300">
            <text:p>5300</text:p>
          </table:table-cell>
          <table:table-cell table:formula="of:=IF([.D9] &lt;[.$B$6]; [.$B$4] * -1; [.D9]-[.$B$6])" office:value-type="float" office:value="663.65">
            <text:p>663.65</text:p>
          </table:table-cell>
          <table:table-cell table:formula="of:=[.D9]-[.$B$2]" office:value-type="float" office:value="1108.9">
            <text:p>1108.9</text:p>
          </table:table-cell>
          <table:table-cell table:formula="of:=ROUND(([.E9]/[.$B$4]) * 100;2)" office:value-type="float" office:value="1825.72">
            <text:p>1825.72</text:p>
          </table:table-cell>
          <table:table-cell table:formula="of:=ROUND(([.F9]/[.$B$2]) * 100;2)" office:value-type="float" office:value="26.46">
            <text:p>26.46</text:p>
          </table:table-cell>
          <table:table-cell table:formula="of:=[.G9]/[.H9]" office:value-type="float" office:value="68.9992441421013">
            <text:p>68.999244142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11/21/2019</text:date>, <text:time>12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11-19T13:07:13.65</meta:creation-date>
    <meta:generator>OpenOffice/4.1.3$Win32 OpenOffice.org_project/413m1$Build-9783</meta:generator>
    <dc:date>2019-11-21T12:01:14.94</dc:date>
    <dc:creator>Vignesh Sridharan</dc:creator>
    <meta:editing-duration>PT19M8S</meta:editing-duration>
    <meta:editing-cycles>5</meta:editing-cycles>
    <meta:document-statistic meta:table-count="3" meta:cell-count="87" meta:object-count="0"/>
  </office:meta>
</office:document-meta>
</file>